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Big</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Huge</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 go out of your way to help people, and you are willing to use technology to do so.</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 go out of your way to hurt people, and you are willing to use technology to do so.</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 go out of your way to help people, and you want to do so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 go out of your way to hurt people, and you want to do so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2">09/02/2019</text:date>, <text:time>18:04: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02T18:04:43.26</dc:date>
    <meta:editing-duration>P139DT15H8M22S</meta:editing-duration>
    <meta:editing-cycles>1554</meta:editing-cycles>
    <dc:creator>Seab Dinch</dc:creator>
    <meta:document-statistic meta:table-count="1" meta:cell-count="7561" meta:object-count="0"/>
  </office:meta>
</office:document-meta>
</file>